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adc5e7" draw:opacity="35%" draw:textarea-horizontal-align="justify" draw:textarea-vertical-align="top" draw:auto-grow-height="false" fo:min-height="9.75cm" fo:min-width="12.5cm"/>
      <style:paragraph-properties style:writing-mode="lr-tb"/>
    </style:style>
    <style:style style:name="gr2" style:family="graphic" style:parent-style-name="standard" style:list-style-name="L1">
      <style:graphic-properties draw:fill-color="#adc5e7" draw:opacity="35%" draw:textarea-horizontal-align="justify" draw:textarea-vertical-align="top" draw:auto-grow-height="false" fo:min-height="6.25cm" fo:min-width="9cm"/>
      <style:paragraph-properties style:writing-mode="lr-tb"/>
    </style:style>
    <style:style style:name="gr3" style:family="graphic" style:parent-style-name="standard" style:list-style-name="L1">
      <style:graphic-properties svg:stroke-color="#3465a4" draw:fill-color="#adc5e7" draw:textarea-horizontal-align="justify" draw:textarea-vertical-align="bottom" draw:auto-grow-height="false" fo:min-height="2.75cm" fo:min-width="2.5cm"/>
      <style:paragraph-properties style:writing-mode="lr-tb"/>
    </style:style>
    <style:style style:name="gr4" style:family="graphic" style:parent-style-name="standard" style:list-style-name="L1">
      <style:graphic-properties svg:stroke-color="#3465a4" draw:fill-color="#adc5e7" draw:textarea-horizontal-align="justify" draw:textarea-vertical-align="middle" draw:auto-grow-height="false" fo:min-height="2.75cm" fo:min-width="2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1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2cm"/>
      <style:paragraph-properties style:writing-mode="lr-tb"/>
    </style:style>
    <style:style style:name="gr9" style:family="graphic" style:parent-style-name="standard" style:list-style-name="L1">
      <style:graphic-properties svg:stroke-color="#e8a202" draw:fill-color="#ffd428" draw:opacity="50%" draw:textarea-horizontal-align="justify" draw:textarea-vertical-align="top" draw:auto-grow-height="false" fo:min-height="1.626cm" fo:min-width="1.376cm"/>
      <style:paragraph-properties style:writing-mode="lr-tb"/>
    </style:style>
    <style:style style:name="gr10" style:family="graphic" style:parent-style-name="standard">
      <style:graphic-properties svg:stroke-color="#e8a202" draw:fill-color="#ffd428" draw:opacity="50%" draw:textarea-horizontal-align="justify" draw:textarea-vertical-align="top" draw:auto-grow-height="false" fo:min-height="1.626cm" fo:min-width="1.376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f10d0c" draw:fill-color="#ff6d6d" draw:opacity="50%" draw:textarea-horizontal-align="justify" draw:textarea-vertical-align="middle" draw:auto-grow-height="false" fo:min-height="1.5cm" fo:min-width="1.25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255cm" fo:min-width="2.13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adc5e7" draw:opacity="3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2pt" style:font-size-complex="12pt"/>
    </style:style>
    <style:style style:name="P5" style:family="paragraph">
      <loext:graphic-properties draw:fill-color="#adc5e7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7" style:family="paragraph">
      <loext:graphic-properties draw:fill-color="#adc5e7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start" fo:text-indent="0cm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2" style:family="paragraph">
      <loext:graphic-properties draw:fill-color="#ffd428" draw:opacity="50%"/>
      <style:paragraph-properties fo:margin-left="0cm" fo:margin-right="0cm" fo:text-align="start" fo:text-indent="0cm"/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P13" style:family="paragraph"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-color="#ffd428" draw:opacity="50%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6d6d" draw:opacity="50%"/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3cm" svg:height="10cm" svg:x="7cm" svg:y="1cm">
          <draw:glue-point draw:id="4" svg:x="-5cm" svg:y="-2.25cm"/>
          <draw:glue-point draw:id="6" svg:x="-5cm" svg:y="2.25cm"/>
          <text:p text:style-name="P1"><text:span text:style-name="T1">Simulation testbe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9.5cm" svg:height="6.5cm" svg:x="10cm" svg:y="3cm">
          <draw:glue-point draw:id="4" svg:x="-5cm" svg:y="-3.076cm"/>
          <draw:glue-point draw:id="5" svg:x="-5cm" svg:y="-1.923cm"/>
          <text:p text:style-name="P1"><text:span text:style-name="T1">Top Hardware 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3cm" svg:height="3cm" svg:x="16cm" svg:y="5cm">
          <text:p text:style-name="P3">Unit Under Test</text:p>
          <text:p text:style-name="P3"/>
          <text:p text:style-name="P3"/>
          <text:p text:style-name="P4"><text:span text:style-name="T2">IoB-SoC</text:span></text:p>
          <text:p text:style-name="P4"><text:span text:style-name="T2">@100M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" draw:id="id1" draw:layer="layout" svg:width="3cm" svg:height="3cm" svg:x="10.5cm" svg:y="5cm">
          <text:p text:style-name="P6"><text:span text:style-name="T2">Test 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3.75cm" svg:height="0.645cm" svg:x="13.346cm" svg:y="5.951cm">
          <draw:text-box>
            <text:p><text:span text:style-name="T3">RS</text:span><text:span text:style-name="T3">232 </text:span><text:span text:style-name="T3">sig</text:span><text:span text:style-name="T3">nal</text:span><text:span text:style-name="T3">s</text:span></text:p>
          </draw:text-box>
        </draw:frame>
        <draw:frame draw:style-name="gr6" draw:text-style-name="P10" xml:id="id6" draw:id="id6" draw:layer="layout" svg:width="2.631cm" svg:height="0.645cm" svg:x="7cm" svg:y="6.18cm">
          <draw:text-box>
            <text:p text:style-name="P9"><text:span text:style-name="T3">UART signals</text:span></text:p>
          </draw:text-box>
        </draw:frame>
        <draw:frame draw:style-name="gr7" draw:text-style-name="P8" xml:id="id3" draw:id="id3" draw:layer="layout" svg:width="2.394cm" svg:height="0.645cm" svg:x="7cm" svg:y="3.93cm">
          <draw:text-box>
            <text:p><text:span text:style-name="T3">Clock signal</text:span></text:p>
          </draw:text-box>
        </draw:frame>
        <draw:frame draw:style-name="gr8" draw:text-style-name="P8" xml:id="id5" draw:id="id5" draw:layer="layout" svg:width="2.432cm" svg:height="0.645cm" svg:x="7cm" svg:y="4.68cm">
          <draw:text-box>
            <text:p><text:span text:style-name="T3">Reset signal</text:span></text:p>
          </draw:text-box>
        </draw:frame>
        <draw:custom-shape draw:style-name="gr9" draw:text-style-name="P12" xml:id="id7" draw:id="id7" draw:layer="layout" svg:width="2.5cm" svg:height="2.5cm" svg:x="4cm" svg:y="7cm">
          <text:p text:style-name="P11">cnsl2soc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0" draw:text-style-name="P14" xml:id="id9" draw:id="id9" draw:layer="layout" svg:width="2.5cm" svg:height="2.5cm" svg:x="4cm" svg:y="2.5cm">
          <text:p text:style-name="P13"><text:span text:style-name="T3">soc2cns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15" draw:layer="layout" svg:x1="13.5cm" svg:y1="6.5cm" svg:x2="16cm" svg:y2="6.5cm" draw:start-shape="id1" draw:end-shape="id2" svg:d="M13500 6500h2500" svg:viewBox="0 0 2501 1">
          <text:p/>
        </draw:connector>
        <draw:connector draw:style-name="gr12" draw:text-style-name="P16" draw:layer="layout" draw:type="line" svg:x1="9.394cm" svg:y1="4.252cm" svg:x2="10cm" svg:y2="4.251cm" draw:start-shape="id3" draw:start-glue-point="1" draw:end-shape="id4" draw:end-glue-point="4" svg:d="M9394 4252l606-1" svg:viewBox="0 0 607 2">
          <text:p/>
        </draw:connector>
        <draw:connector draw:style-name="gr12" draw:text-style-name="P16" draw:layer="layout" draw:type="line" svg:x1="9.432cm" svg:y1="5.002cm" svg:x2="10cm" svg:y2="5.001cm" draw:start-shape="id5" draw:start-glue-point="1" draw:end-shape="id4" draw:end-glue-point="5" svg:d="M9432 5002l568-1" svg:viewBox="0 0 569 2">
          <text:p/>
        </draw:connector>
        <draw:connector draw:style-name="gr12" draw:text-style-name="P16" draw:layer="layout" draw:type="line" svg:x1="9.631cm" svg:y1="6.502cm" svg:x2="10.5cm" svg:y2="6.5cm" draw:start-shape="id6" draw:start-glue-point="1" draw:end-shape="id1" draw:end-glue-point="3" svg:d="M9631 6502l869-2" svg:viewBox="0 0 870 3">
          <text:p/>
        </draw:connector>
        <draw:custom-shape draw:style-name="gr13" draw:text-style-name="P17" xml:id="id10" draw:id="id10" draw:layer="layout" svg:width="3.5cm" svg:height="3.5cm" svg:x="1cm" svg:y="4.25cm">
          <text:p text:style-name="P15"><text:span text:style-name="T4">Conso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6" draw:layer="layout" draw:type="line" svg:x1="6.5cm" svg:y1="8.25cm" svg:x2="7cm" svg:y2="8.25cm" draw:start-shape="id7" draw:start-glue-point="1" draw:end-shape="id8" draw:end-glue-point="6" svg:d="M6500 8250h500" svg:viewBox="0 0 501 1">
          <text:p/>
        </draw:connector>
        <draw:connector draw:style-name="gr12" draw:text-style-name="P16" draw:layer="layout" draw:type="line" svg:x1="6.5cm" svg:y1="3.75cm" svg:x2="7cm" svg:y2="3.75cm" draw:start-shape="id9" draw:start-glue-point="1" draw:end-shape="id8" draw:end-glue-point="4" svg:d="M6500 3750h500" svg:viewBox="0 0 501 1">
          <text:p/>
        </draw:connector>
        <draw:connector draw:style-name="gr14" draw:text-style-name="P15" draw:layer="layout" svg:x1="2.75cm" svg:y1="4.25cm" svg:x2="4cm" svg:y2="3.75cm" draw:start-shape="id10" draw:start-glue-point="4" draw:end-shape="id9" draw:end-glue-point="3" svg:d="M2750 4250v-500h1250" svg:viewBox="0 0 1251 501">
          <text:p/>
        </draw:connector>
        <draw:connector draw:style-name="gr14" draw:text-style-name="P15" draw:layer="layout" svg:x1="2.75cm" svg:y1="7.75cm" svg:x2="4cm" svg:y2="8.25cm" draw:start-shape="id10" draw:start-glue-point="6" draw:end-shape="id7" draw:end-glue-point="3" svg:d="M2750 7750v500h1250" svg:viewBox="0 0 1251 501">
          <text:p/>
        </draw:connector>
        <draw:frame draw:style-name="gr15" draw:text-style-name="P19" draw:layer="layout" svg:width="2.75cm" svg:height="1.505cm" svg:x="1.5cm" svg:y="5.5cm">
          <draw:text-box>
            <text:p text:style-name="P18"><text:span text:style-name="T5">C</text:span><text:span text:style-name="T5">o</text:span><text:span text:style-name="T5">n</text:span><text:span text:style-name="T5">s</text:span><text:span text:style-name="T5">ol</text:span><text:span text:style-name="T5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16:15:30.761464713</meta:creation-date>
    <dc:date>2022-10-07T16:34:39.548937900</dc:date>
    <meta:editing-duration>PT13M5S</meta:editing-duration>
    <meta:editing-cycles>3</meta:editing-cycles>
    <meta:generator>LibreOffice/7.3.6.2$Linux_X86_64 LibreOffice_project/30$Build-2</meta:generator>
    <meta:document-statistic meta:object-count="20"/>
  </office:meta>
</office:document-meta>
</file>